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2.003cm" svg:height="3.636cm" svg:x="1.045cm" svg:y="0.7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xml:id="id1" draw:id="id1" draw:layer="layout" svg:width="2.032cm" svg:height="0.889cm" svg:x="1.016cm" svg:y="1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xml:id="id2" draw:id="id2" draw:layer="layout" svg:width="1.942cm" svg:height="2.18cm" svg:x="5.334cm" svg:y="0.995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4.809cm" svg:y="-1.99cm"/>
          <draw:glue-point draw:id="5" svg:x="-4.809cm" svg:y="0.339cm"/>
          <draw:glue-point draw:id="6" svg:x="-4.809cm" svg:y="2.087cm"/>
          <draw:glue-point draw:id="7" svg:x="-4.809cm" svg:y="3.834cm"/>
        </draw:frame>
        <draw:connector draw:style-name="gr3" draw:text-style-name="P1" draw:layer="layout" draw:type="curve" svg:x1="3.048cm" svg:y1="1.587cm" svg:x2="5.372cm" svg:y2="1.652cm" draw:start-shape="id1" draw:start-glue-point="1" draw:end-shape="id2" draw:end-glue-point="4" svg:d="m3048 1587c1716 0 554 65 2324 65">
          <text:p/>
        </draw:connector>
        <draw:custom-shape draw:style-name="gr2" draw:text-style-name="P1" xml:id="id3" draw:id="id3" draw:layer="layout" svg:width="2.032cm" svg:height="0.762cm" svg:x="1.016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032cm" svg:height="0.762cm" svg:x="1.016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.032cm" svg:height="0.889cm" svg:x="1.01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3.048cm" svg:y1="2.413cm" svg:x2="5.372cm" svg:y2="2.158cm" draw:start-shape="id3" draw:start-glue-point="1" draw:end-shape="id2" draw:end-glue-point="5" svg:d="m3048 2413c1716 0 554-255 2324-255">
          <text:p/>
        </draw:connector>
        <draw:connector draw:style-name="gr3" draw:text-style-name="P1" draw:layer="layout" draw:type="curve" svg:x1="3.048cm" svg:y1="3.175cm" svg:x2="5.372cm" svg:y2="2.539cm" draw:start-shape="id4" draw:start-glue-point="1" draw:end-shape="id2" draw:end-glue-point="6" svg:d="m3048 3175c1716 0 554-636 2324-636">
          <text:p/>
        </draw:connector>
        <draw:connector draw:style-name="gr3" draw:text-style-name="P1" draw:layer="layout" draw:type="curve" svg:x1="3.048cm" svg:y1="4cm" svg:x2="5.372cm" svg:y2="2.92cm" draw:start-shape="id5" draw:start-glue-point="1" draw:end-shape="id2" draw:end-glue-point="7" svg:d="m3048 4000c1716 0 554-1080 2324-1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3:45:04</dc:date>
    <dc:creator>kkk </dc:creator>
    <meta:generator>LibreOffice/3.3$Linux LibreOffice_project/330m19$Build-401</meta:generator>
    <meta:editing-duration>PT14M55S</meta:editing-duration>
    <meta:editing-cycles>2</meta:editing-cycles>
    <meta:document-statistic meta:object-count="10"/>
  </office:meta>
</office:document-meta>
</file>

<file path=Object 1/content.xml><?xml version="1.0" encoding="utf-8"?>
<math xmlns="http://www.w3.org/1998/Math/MathML">
  <semantics>
    <mtable>
      <mtr>
        <mtd>
          <mrow>
            <mi>J</mi>
            <mphantom>
              <mstyle>
                <mrow>
                  <mi>'</mi>
                </mrow>
              </mstyle>
            </mphantom>
            <mi>K</mi>
            <mphantom>
              <mstyle>
                <mrow>
                  <mi>'</mi>
                </mrow>
              </mstyle>
            </mphantom>
            <mi>Q</mi>
            <mphantom>
              <mstyle>
                <mrow>
                  <mrow>
                    <mi>'</mi>
                    <mi>'</mi>
                  </mrow>
                </mrow>
              </mstyle>
            </mphantom>
            <mi>D</mi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</mrow>
        </mtd>
      </mtr>
    </mtable>
    <annotation encoding="StarMath 5.0">stack{
alignl J phantom{'} K phantom{'} Q phantom{''} D #
alignl 0 phantom{x} 0 phantom{x} 0 phantom{xx} 0 #
alignl 0 phantom{x} 0 phantom{x} 1 phantom{xx} 1 #
alignl 0 phantom{x} 1 phantom{x} 0 phantom{xx} 0 #
alignl 0 phantom{x} 1 phantom{x} 1 phantom{xx} 0 #
alignl 1 phantom{x} 0 phantom{x} 0 phantom{xx} 1 #
alignl 1 phantom{x} 0 phantom{x} 1 phantom{xx} 1 #
alignl 1 phantom{x} 1 phantom{x} 0 phantom{xx} 1 #
alignl 1 phantom{x} 1 phantom{x} 1 phantom{xx} 0 
}</annotation>
  </semantics>
</math>
</file>

<file path=Object 2/content.xml><?xml version="1.0" encoding="utf-8"?>
<math xmlns="http://www.w3.org/1998/Math/MathML">
  <semantics>
    <mtable>
      <mtr>
        <mtd>
          <mrow>
            <mi>J</mi>
            <mphantom>
              <mstyle>
                <mrow>
                  <mi>'</mi>
                </mrow>
              </mstyle>
            </mphantom>
            <mi>K</mi>
            <mphantom>
              <mstyle>
                <mrow>
                  <mrow>
                    <mi>'</mi>
                    <mi>'</mi>
                  </mrow>
                </mrow>
              </mstyle>
            </mphantom>
            <msub>
              <mi>Q</mi>
              <mrow>
                <mi>n</mi>
                <mo stretchy="false">+</mo>
                <mn>1</mn>
              </mrow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sub>
              <mi>Q</mi>
              <mi>n</mi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over accent="true">
              <msub>
                <mi>Q</mi>
                <mi>n</mi>
              </msub>
              <mo>¯</mo>
            </mover>
          </mrow>
        </mtd>
      </mtr>
    </mtable>
    <annotation encoding="StarMath 5.0">stack{
alignl J phantom{'} K phantom{''} Q_{n+1} #
alignl 0 phantom{x} 0 phantom{xx} Q_n #
alignl 0 phantom{x} 1 phantom{xx} 0 #
alignl 1 phantom{x} 0 phantom{xx} 1 #
alignl 1 phantom{x} 1 phantom{xx} overline{Q_n} 
}</annotation>
  </semantics>
</math>
</file>